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1.61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ro9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style:text-underline-style="none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15" style:family="table-cell" style:parent-style-name="Default">
      <style:table-cell-properties fo:background-color="#99cc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ccff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use-window-font-color="true" style:font-name="Consolas" fo:font-size="7.5pt" fo:font-weight="normal" style:font-size-asian="7.5pt" style:font-weight-asian="normal" style:font-size-complex="7.5pt" style:font-weight-complex="normal"/>
    </style:style>
    <style:style style:name="ce19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cc99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ffcccc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ffcc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nsolas" fo:font-weight="normal" style:font-weight-asian="normal" style:font-weight-complex="normal"/>
    </style:style>
    <style:style style:name="ce31" style:family="table-cell" style:parent-style-name="Default">
      <style:table-cell-properties style:vertical-align="botto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Consolas" fo:font-weight="normal" style:font-weight-asian="normal" style:font-weight-complex="normal"/>
    </style:style>
    <style:style style:name="ce33" style:family="table-cell" style:parent-style-name="Default">
      <style:table-cell-properties style:vertical-align="bottom"/>
      <style:text-properties style:font-name="Consolas" fo:font-weight="normal" style:font-weight-asian="normal" style:font-weight-complex="normal"/>
    </style:style>
    <style:style style:name="ce34" style:family="table-cell" style:parent-style-name="Default">
      <style:text-properties style:font-name="Consola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style:text-underline-style="none" fo:font-weight="normal" style:font-size-asian="7.5pt" style:font-weight-asian="normal" style:font-size-complex="7.5pt" style:font-weight-complex="normal"/>
    </style:style>
    <style:style style:name="ce5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fo:color="#ffffff" style:font-name="Consolas"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5.5pt" fo:font-weight="normal" style:font-size-asian="5.5pt" style:font-weight-asian="normal" style:font-size-complex="5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02cm solid #ffffff"/>
      <style:paragraph-properties fo:text-align="start" fo:margin-left="0.353cm"/>
      <style:text-properties style:font-name="Consolas" fo:font-size="7.5pt" style:font-size-asian="7.5pt" style:font-size-complex="7.5pt"/>
    </style:style>
    <style:style style:name="ce40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2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text-underline-style="solid" style:text-underline-width="auto" style:text-underline-color="font-color" fo:font-weight="normal" style:font-size-asian="7.5pt" style:font-weight-asian="normal" style:font-size-complex="7.5pt" style:font-weight-complex="normal"/>
    </style:style>
    <style:style style:name="ce43" style:family="table-cell" style:parent-style-name="Default">
      <style:table-cell-properties fo:border-bottom="0.088cm solid #ffffff" style:text-align-source="fix" style:repeat-content="false" fo:border-left="0.088cm solid #ffffff" fo:border-right="0.088cm solid #ffffff" fo:border-top="none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5" style:family="table-cell" style:parent-style-name="Default">
      <style:text-properties style:font-name="Consolas" fo:font-size="7.5pt" style:font-size-asian="7.5pt" style:font-size-complex="7.5pt"/>
    </style:style>
    <style:style style:name="ce50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6.5pt" fo:font-weight="normal" style:font-size-asian="6.5pt" style:font-weight-asian="normal" style:font-size-complex="6.5pt" style:font-weight-complex="normal"/>
    </style:style>
    <style:style style:name="ce51" style:family="table-cell" style:parent-style-name="Default">
      <style:table-cell-properties style:text-align-source="fix" style:repeat-content="false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5.5pt" fo:font-style="normal" fo:font-weight="normal" style:font-size-asian="5.5pt" style:font-style-asian="normal" style:font-weight-asian="normal" style:font-size-complex="5.5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5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MSX++ 1st Gen Machines" table:style-name="ta1" table:print-ranges="'MSX++ 1st Gen Machines'.A1:'MSX++ 1st Gen Machines'.T18">
        <table:table-column table:style-name="co1" table:number-columns-repeated="1008" table:default-cell-style-name="ce9"/>
        <table:table-column table:style-name="co1" table:number-columns-repeated="15" table:default-cell-style-name="ce34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95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BR</text:p>
          </table:table-cell>
          <table:table-cell table:style-name="ce2"/>
          <table:table-cell table:style-name="ce10" office:value-type="string">
            <text:p>seed37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BR</text:p>
          </table:table-cell>
          <table:table-cell table:style-name="ce2"/>
          <table:table-cell table:style-name="ce10" office:value-type="string">
            <text:p>seed94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95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ES</text:p>
          </table:table-cell>
          <table:table-cell table:style-name="ce2"/>
          <table:table-cell table:style-name="ce10" office:value-type="string">
            <text:p>seed37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ES</text:p>
          </table:table-cell>
          <table:table-cell table:style-name="ce2"/>
          <table:table-cell table:style-name="ce10" office:value-type="string">
            <text:p>seed94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95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FR</text:p>
          </table:table-cell>
          <table:table-cell table:style-name="ce2"/>
          <table:table-cell table:style-name="ce10" office:value-type="string">
            <text:p>seed37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FR</text:p>
          </table:table-cell>
          <table:table-cell table:style-name="ce2"/>
          <table:table-cell table:style-name="ce10" office:value-type="string">
            <text:p>seed94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95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IT</text:p>
          </table:table-cell>
          <table:table-cell table:style-name="ce2"/>
          <table:table-cell table:style-name="ce10" office:value-type="string">
            <text:p>seed37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IT</text:p>
          </table:table-cell>
          <table:table-cell table:style-name="ce2"/>
          <table:table-cell table:style-name="ce10" office:value-type="string">
            <text:p>seed94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41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JP</text:p>
          </table:table-cell>
          <table:table-cell table:style-name="ce2"/>
          <table:table-cell table:style-name="ce10" office:value-type="string">
            <text:p>seed84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JP</text:p>
          </table:table-cell>
          <table:table-cell table:style-name="ce2"/>
          <table:table-cell table:style-name="ce10" office:value-type="string">
            <text:p>seed75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seed95</text:p>
          </table:table-cell>
          <table:table-cell table:style-name="ce15"/>
          <table:table-cell table:style-name="ce2"/>
          <table:table-cell table:style-name="ce16"/>
          <table:table-cell table:style-name="ce15"/>
          <table:table-cell table:style-name="ce3" office:value-type="string">
            <text:p>US</text:p>
          </table:table-cell>
          <table:table-cell table:style-name="ce2"/>
          <table:table-cell table:style-name="ce10" office:value-type="string">
            <text:p>seed37</text:p>
          </table:table-cell>
          <table:table-cell table:style-name="ce20"/>
          <table:table-cell table:style-name="ce2"/>
          <table:table-cell table:style-name="ce21"/>
          <table:table-cell table:style-name="ce20"/>
          <table:table-cell table:style-name="ce3" office:value-type="string">
            <text:p>US</text:p>
          </table:table-cell>
          <table:table-cell table:style-name="ce2"/>
          <table:table-cell table:style-name="ce10" office:value-type="string">
            <text:p>seed94</text:p>
          </table:table-cell>
          <table:table-cell table:style-name="ce22"/>
          <table:table-cell table:style-name="ce2"/>
          <table:table-cell table:style-name="ce23"/>
          <table:table-cell table:style-name="ce2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1chipMSX</text:p>
          </table:table-cell>
          <table:covered-table-cell table:number-columns-repeated="4" table:style-name="ce12"/>
          <table:covered-table-cell table:style-name="ce17"/>
          <table:table-cell table:style-name="ce17"/>
          <table:table-cell table:style-name="ce3" office:value-type="string" table:number-columns-spanned="6" table:number-rows-spanned="1">
            <text:p>Zemmix Neo &amp; SX-1 (regular)</text:p>
          </table:table-cell>
          <table:covered-table-cell table:number-columns-repeated="4" table:style-name="ce12"/>
          <table:covered-table-cell table:style-name="ce17"/>
          <table:table-cell table:style-name="ce17"/>
          <table:table-cell table:style-name="ce3" office:value-type="string" table:number-columns-spanned="6" table:number-rows-spanned="1">
            <text:p>SX-1 Mini/Mini+</text:p>
          </table:table-cell>
          <table:covered-table-cell table:number-columns-repeated="5" table:style-name="ce12"/>
          <table:table-cell table:style-name="ce24"/>
          <table:table-cell table:style-name="ce26" table:number-columns-repeated="987"/>
          <table:table-cell table:style-name="ce30" table:number-columns-repeated="11"/>
          <table:table-cell table:number-columns-repeated="5"/>
        </table:table-row>
        <table:table-row table:style-name="ro4">
          <table:table-cell table:style-name="ce4" office:value-type="string">
            <text:p><text:s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PLDFLASH EMSX_TOP.PLD at least twice for each layout.</text:p>
          </table:table-cell>
          <table:table-cell table:style-name="ce4" table:number-columns-repeated="12"/>
          <table:table-cell table:style-name="ce27" table:number-columns-repeated="987"/>
          <table:table-cell table:style-name="ce31" table:number-columns-repeated="15"/>
          <table:table-cell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5">
          <table:table-cell table:style-name="ce5" office:value-type="string">
            <text:p><text:s/>[A] Area &amp; Normal Compilation</text:p>
          </table:table-cell>
          <table:table-cell table:style-name="ce4" table:number-columns-repeated="5"/>
          <table:table-cell table:style-name="ce18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8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5">
          <table:table-cell table:style-name="ce4" office:value-type="string">
            <text:p><text:s/>[B] Balanced &amp; Normal Compilation (default)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5"/>
          <table:table-cell table:style-name="ce28" table:number-columns-repeated="987"/>
          <table:table-cell table:style-name="ce32" table:number-columns-repeated="11"/>
          <table:table-cell table:style-name="ce33" table:number-columns-repeated="4"/>
          <table:table-cell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9" table:number-columns-repeated="987"/>
          <table:table-cell table:style-name="ce33" table:number-columns-repeated="15"/>
          <table:table-cell/>
        </table:table-row>
        <table:table-row table:style-name="ro7">
          <table:table-cell table:style-name="ce53"/>
          <table:table-cell table:style-name="ce13" table:number-columns-repeated="7"/>
          <table:table-cell table:style-name="ce19"/>
          <table:table-cell table:style-name="Default"/>
          <table:table-cell table:style-name="ce13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4"/>
          <table:table-cell table:style-name="ce13" table:number-columns-repeated="7"/>
          <table:table-cell table:style-name="ce19"/>
          <table:table-cell table:style-name="ce13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SX++ 2nd Gen Machines" table:style-name="ta1" table:print-ranges="'MSX++ 2nd Gen Machines'.A1:'MSX++ 2nd Gen Machines'.T18">
        <table:table-column table:style-name="co1" table:number-columns-repeated="1000" table:default-cell-style-name="ce9"/>
        <table:table-column table:style-name="co1" table:number-columns-repeated="12" table:default-cell-style-name="ce34"/>
        <table:table-column table:style-name="co1" table:number-columns-repeated="1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24"/>
          <table:table-cell table:style-name="ce54"/>
          <table:table-cell table:style-name="ce26" table:number-columns-repeated="978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21</text:p>
          </table:table-cell>
          <table:table-cell table:style-name="ce20"/>
          <table:table-cell table:style-name="ce3" office:value-type="string">
            <text:p>BR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</text:p>
          </table:table-cell>
          <table:table-cell table:style-name="ce22"/>
          <table:table-cell table:style-name="ce3" office:value-type="string">
            <text:p>BR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2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21</text:p>
          </table:table-cell>
          <table:table-cell table:style-name="ce20"/>
          <table:table-cell table:style-name="ce3" office:value-type="string">
            <text:p>ES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</text:p>
          </table:table-cell>
          <table:table-cell table:style-name="ce22"/>
          <table:table-cell table:style-name="ce3" office:value-type="string">
            <text:p>ES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2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21</text:p>
          </table:table-cell>
          <table:table-cell table:style-name="ce20"/>
          <table:table-cell table:style-name="ce3" office:value-type="string">
            <text:p>FR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</text:p>
          </table:table-cell>
          <table:table-cell table:style-name="ce22"/>
          <table:table-cell table:style-name="ce3" office:value-type="string">
            <text:p>FR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2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21</text:p>
          </table:table-cell>
          <table:table-cell table:style-name="ce20"/>
          <table:table-cell table:style-name="ce3" office:value-type="string">
            <text:p>IT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</text:p>
          </table:table-cell>
          <table:table-cell table:style-name="ce22"/>
          <table:table-cell table:style-name="ce3" office:value-type="string">
            <text:p>IT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2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5</text:p>
          </table:table-cell>
          <table:table-cell table:style-name="ce20"/>
          <table:table-cell table:style-name="ce3" office:value-type="string">
            <text:p>JP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1</text:p>
          </table:table-cell>
          <table:table-cell table:style-name="ce22"/>
          <table:table-cell table:style-name="ce3" office:value-type="string">
            <text:p>JP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4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2">
          <table:table-cell table:style-name="ce2"/>
          <table:table-cell table:style-name="ce21"/>
          <table:table-cell table:style-name="ce20"/>
          <table:table-cell table:style-name="ce2"/>
          <table:table-cell table:style-name="ce10" office:value-type="string">
            <text:p>seed21</text:p>
          </table:table-cell>
          <table:table-cell table:style-name="ce20"/>
          <table:table-cell table:style-name="ce3" office:value-type="string">
            <text:p>US</text:p>
          </table:table-cell>
          <table:table-cell table:style-name="ce2"/>
          <table:table-cell table:style-name="ce23"/>
          <table:table-cell table:style-name="ce22"/>
          <table:table-cell table:style-name="ce2"/>
          <table:table-cell table:style-name="ce10" office:value-type="string">
            <text:p>seed2</text:p>
          </table:table-cell>
          <table:table-cell table:style-name="ce22"/>
          <table:table-cell table:style-name="ce3" office:value-type="string">
            <text:p>US</text:p>
          </table:table-cell>
          <table:table-cell table:style-name="ce2"/>
          <table:table-cell table:style-name="ce16"/>
          <table:table-cell table:style-name="ce15"/>
          <table:table-cell table:style-name="ce2"/>
          <table:table-cell table:style-name="ce52" office:value-type="string">
            <text:p>seed24</text:p>
          </table:table-cell>
          <table:table-cell table:style-name="ce15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3">
          <table:table-cell table:style-name="ce17" office:value-type="string" table:number-columns-spanned="6" table:number-rows-spanned="1">
            <text:p>SM-X (regular)</text:p>
          </table:table-cell>
          <table:covered-table-cell table:number-columns-repeated="4" table:style-name="ce12"/>
          <table:covered-table-cell table:style-name="ce17"/>
          <table:table-cell table:style-name="ce17"/>
          <table:table-cell table:style-name="ce17" office:value-type="string" table:number-columns-spanned="6" table:number-rows-spanned="1">
            <text:p>SX-2</text:p>
          </table:table-cell>
          <table:covered-table-cell table:number-columns-repeated="4" table:style-name="ce12"/>
          <table:covered-table-cell table:style-name="ce17"/>
          <table:table-cell table:style-name="ce17"/>
          <table:table-cell table:style-name="ce17" office:value-type="string" table:number-columns-spanned="6" table:number-rows-spanned="1">
            <text:p>SX-E</text:p>
          </table:table-cell>
          <table:covered-table-cell table:number-columns-repeated="5" table:style-name="ce12"/>
          <table:table-cell table:style-name="ce24"/>
          <table:table-cell table:style-name="ce26" table:number-columns-repeated="979"/>
          <table:table-cell table:style-name="ce30" table:number-columns-repeated="11"/>
          <table:table-cell table:number-columns-repeated="13"/>
        </table:table-row>
        <table:table-row table:style-name="ro4">
          <table:table-cell table:style-name="ce4" office:value-type="string">
            <text:p><text:s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SMXFLASH OCM_SM.PLD at least twice for each layout.</text:p>
          </table:table-cell>
          <table:table-cell table:style-name="ce4"/>
          <table:table-cell table:style-name="ce51" table:number-columns-repeated="2"/>
          <table:table-cell table:style-name="ce4" table:number-columns-repeated="9"/>
          <table:table-cell table:style-name="ce55"/>
          <table:table-cell table:style-name="ce27" table:number-columns-repeated="978"/>
          <table:table-cell table:style-name="ce31" table:number-columns-repeated="12"/>
          <table:table-cell table:number-columns-repeated="12"/>
        </table:table-row>
        <table:table-row table:style-name="ro5">
          <table:table-cell table:style-name="ce4" office:value-type="string">
            <text:p><text:s/>[1] Performance &amp; Aggressive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5">
          <table:table-cell table:style-name="ce5" office:value-type="string">
            <text:p><text:s/>[A] Area &amp; Aggressive</text:p>
          </table:table-cell>
          <table:table-cell table:style-name="ce4" table:number-columns-repeated="5"/>
          <table:table-cell table:style-name="ce18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5">
          <table:table-cell table:style-name="ce4" office:value-type="string">
            <text:p><text:s/>[X] Power &amp; High Effort</text:p>
          </table:table-cell>
          <table:table-cell table:style-name="ce4" table:number-columns-repeated="5"/>
          <table:table-cell table:style-name="ce18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5">
          <table:table-cell table:style-name="ce4" office:value-type="string">
            <text:p><text:s/>[2] Power &amp; Aggressive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5">
          <table:table-cell table:style-name="ce4" office:value-type="string">
            <text:p><text:s/>[B] Balanced &amp; Normal Flow (default)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5">
          <table:table-cell table:style-name="ce4" office:value-type="string">
            <text:p><text:s/>[Y] Performance &amp; High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5"/>
          <table:table-cell table:style-name="ce55"/>
          <table:table-cell table:style-name="ce28" table:number-columns-repeated="978"/>
          <table:table-cell table:style-name="ce32" table:number-columns-repeated="11"/>
          <table:table-cell table:style-name="ce33"/>
          <table:table-cell table:number-columns-repeated="12"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9" table:number-columns-repeated="979"/>
          <table:table-cell table:style-name="ce33" table:number-columns-repeated="12"/>
          <table:table-cell table:number-columns-repeated="12"/>
        </table:table-row>
        <table:table-row table:style-name="ro7">
          <table:table-cell table:style-name="ce50"/>
          <table:table-cell table:style-name="ce13" table:number-columns-repeated="7"/>
          <table:table-cell table:style-name="ce19"/>
          <table:table-cell table:style-name="Default"/>
          <table:table-cell table:style-name="ce13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4"/>
          <table:table-cell table:style-name="ce13" table:number-columns-repeated="7"/>
          <table:table-cell table:style-name="ce19"/>
          <table:table-cell table:style-name="ce13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ED Selection Quick Guide" table:style-name="ta1" table:print="false">
        <table:table-column table:style-name="co2" table:default-cell-style-name="ce44"/>
        <table:table-column table:style-name="co1" table:number-columns-repeated="1022" table:default-cell-style-name="ce45"/>
        <table:table-column table:style-name="co1" table:default-cell-style-name="Default"/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SEED Selection Quick Guide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==========================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GEN1 SEED PREP ]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Compile two full lots JP/US layouts (100 SEEDs/lot)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Copy PLD to SD card, flash individually via script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Use fixed VGA cable on reference machine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Power-cycle after every flash.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GEN1 TEST SEQUENCE ]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1. <text:s/>Start with ZEMMIX NEO KOREAN and Custom Speed 8.06MHz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→ 1chipMSX is more stable but requires thorough testing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2. <text:s/>Check boot logo/blue bg for glitche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3. <text:s/>Play VGM: verify clean OPLL sound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4. <text:s/>Black bg: check for excessively visible vertical line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5. <text:s/>VGARATIO: set light blue bg 5, adjust phase for 1:1 pixel ratio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→ Set a fixed clock phase for preliminary checking of all SEED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6. <text:s/>RATIOFIX: validate color uniformity, check with SCRLK (CMT on/off)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→ Fail if artifacts persist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7. <text:s/>Test keyboard mapping (JP/Non-JP modes)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8. <text:s/>Flash to ZEMMIX NEO BRAZILIAN (5-10 times)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- Use black bg during flashe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- Recover lockups via USB Blaster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9. <text:s/>RATIOFIX retest: accept minor phase-fixable artifact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10. Final black bg check under two clock phases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<text:s text:c="4"/>→ Pass if acceptable in one clock phase.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POST-VALIDATION ]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Build all Non-JP versions from the US layout SEED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Verify all layout key mappings (JP + Non-JP = BR-ES-FR-IT-JP-US)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Stress test: rotate firmware + run various software (ref. Memo).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GEN2 SEED PROTOCOL ]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Compile a set of JP/US SEEDs to evaluate the clock phase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- Perform the post-validation as for the 1st Gen.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CRITICAL RULES ]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‼ Never swap VGA cable mid-test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‼ Always power-cycle post-flash.</text:p>
          </table:table-cell>
          <table:table-cell table:number-columns-repeated="1023"/>
        </table:table-row>
        <table:table-row table:style-name="ro9">
          <table:table-cell table:style-name="ce39" office:value-type="string">
            <text:p>‼ Keep USB Blaster ready.</text:p>
          </table:table-cell>
          <table:table-cell table:number-columns-repeated="1023"/>
        </table:table-row>
        <table:table-row table:style-name="ro9">
          <table:table-cell table:style-name="ce39"/>
          <table:table-cell table:number-columns-repeated="1023"/>
        </table:table-row>
        <table:table-row table:style-name="ro9">
          <table:table-cell table:style-name="ce39" office:value-type="string">
            <text:p>[ MEMO ]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1 <text:s/>→ <text:s/>XXXFLASH XXXXXXXX.PLD at least twice for each layout.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2 <text:s/>→ <text:s/>VGMPLAY MISSION3.VGM for about 10 seconds and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<text:s text:c="11"/>quickly insert and remove the SD card during music.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3 <text:s/>→ <text:s/>Check the matching of keys for layout in use (Non-JP + JP).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4 <text:s/>→ <text:s/>EP SNATCH*.* /R /B and check for random pixels or lines.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5 <text:s/>→ <text:s/>BASIC KMODE2.ASC and after MGLOCM PFIGHTIN.ROM</text:p>
          </table:table-cell>
          <table:table-cell table:number-columns-repeated="1023"/>
        </table:table-row>
        <table:table-row table:style-name="ro9">
          <table:table-cell table:style-name="ce40" office:value-type="string">
            <text:p>Test 6 <text:s/>→ <text:s/>Insert a game cartridge (KING'S VALLEY II MSX2).</text:p>
          </table:table-cell>
          <table:table-cell table:number-columns-repeated="1023"/>
        </table:table-row>
        <table:table-row table:style-name="ro9">
          <table:table-cell table:style-name="ce41"/>
          <table:table-cell table:number-columns-repeated="1023"/>
        </table:table-row>
        <table:table-row table:style-name="ro9">
          <table:table-cell table:style-name="ce41" office:value-type="string">
            <text:p>All tests are carried out with Internal Mapper 2048 KB and VGA output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After each test the machine is switched off and on again.</text:p>
          </table:table-cell>
          <table:table-cell table:number-columns-repeated="1023"/>
        </table:table-row>
        <table:table-row table:style-name="ro9">
          <table:table-cell table:style-name="ce41"/>
          <table:table-cell table:number-columns-repeated="1023"/>
        </table:table-row>
        <table:table-row table:style-name="ro9">
          <table:table-cell table:style-name="ce42" office:value-type="string">
            <text:p>SOME CASES OF INSTABILITY ON 1ST GEN MACHINES</text:p>
          </table:table-cell>
          <table:table-cell table:number-columns-repeated="1023"/>
        </table:table-row>
        <table:table-row table:style-name="ro9">
          <table:table-cell table:style-name="ce41"/>
          <table:table-cell table:number-columns-repeated="1023"/>
        </table:table-row>
        <table:table-row table:style-name="ro9">
          <table:table-cell table:style-name="ce41" office:value-type="string">
            <text:p>Test 1: Sudden freezing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Test 2: Sound muted or corrupted (it may freeze but it's not serious)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Test 3: Mismatch or repeated characters over and over again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Test 4: Random flashing points on options menu [F7] + [Enter] then [1]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<text:s text:c="8"/>(this version of Snatcher doesn't work but it's not serious)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Test 5: Kanji 2 mode incorrect display or sudden freezing while playing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Test 6: External cartridge not recognized.</text:p>
          </table:table-cell>
          <table:table-cell table:number-columns-repeated="1023"/>
        </table:table-row>
        <table:table-row table:style-name="ro9">
          <table:table-cell table:style-name="ce41" office:value-type="string">
            <text:p>Others: Vertical dashed lines on the background in VGA/VGA+ mode</text:p>
          </table:table-cell>
          <table:table-cell table:number-columns-repeated="1023"/>
        </table:table-row>
        <table:table-row table:style-name="ro9">
          <table:table-cell table:style-name="ce43" office:value-type="string">
            <text:p>(this issue becomes evident based on the colors black and light blue).</text:p>
          </table:table-cell>
          <table:table-cell table:number-columns-repeated="1023"/>
        </table:table-row>
        <table:table-row table:style-name="ro9">
          <table:table-cell table:style-name="ce43"/>
          <table:table-cell table:number-columns-repeated="1023"/>
        </table:table-row>
        <table:table-row table:style-name="ro9">
          <table:table-cell table:style-name="ce43" office:value-type="string">
            <text:p>Different synthesis seed are tested to achieve stability.</text:p>
          </table:table-cell>
          <table:table-cell table:number-columns-repeated="1023"/>
        </table:table-row>
        <table:table-row table:style-name="ro9">
          <table:table-cell table:style-name="ce43" office:value-type="string">
            <text:p>The relevant values are shown in the green boxes of the stability tests.</text:p>
          </table:table-cell>
          <table:table-cell table:number-columns-repeated="1023"/>
        </table:table-row>
        <table:table-row table:style-name="ro9">
          <table:table-cell table:style-name="ce43"/>
          <table:table-cell table:number-columns-repeated="102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51cm" fo:margin-bottom="1cm" fo:margin-left="0.499cm" fo:margin-right="0.499cm" style:shadow="none" fo:background-color="transparent" style:scale-to="153%" style:table-centering="horizontal" style:writing-mode="lr-tb">
        <style:background-image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 style:text-underline-style="none"/>
    </style:style>
    <style:style style:name="MT2" style:family="text">
      <style:text-properties style:font-name="Consolas1" fo:font-size="8pt"/>
    </style:style>
  </office:automatic-styles>
  <office:master-styles>
    <style:master-page style:name="Default" style:page-layout-name="Mpm1">
      <style:header>
        <text:p><text:span text:style-name="MT1">OCM-PLD v3.9.2 Stability Tests and Multi-Release Settings</text:span></text:p>
      </style:header>
      <style:header-left style:display="false"/>
      <style:footer>
        <style:region-left>
          <text:p><text:span text:style-name="MT2"><text:s text:c="4"/></text:span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left>
        <style:region-right>
          <text:p><text:span text:style-name="MT2">KdL 2025.06.29 <text:s text:c="3"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9">29/06/2025</text:date>, <text:time>04.46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17:02.99</meta:creation-date>
    <dc:date>2025-06-29T04:46:33.28</dc:date>
    <meta:editing-duration>P2DT12H22M18S</meta:editing-duration>
    <meta:editing-cycles>574</meta:editing-cycles>
    <meta:generator>OpenOffice/4.1.15$Win32 OpenOffice.org_project/4115m2$Build-9813</meta:generator>
    <meta:print-date>2018-05-23T00:46:04.29</meta:print-date>
    <meta:document-statistic meta:table-count="3" meta:cell-count="187" meta:object-count="0"/>
  </office:meta>
</office:document-meta>
</file>